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ic Text" svg:font-family="'Optimistic Text', Helvetica, 'Helvetica Neue'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normal" officeooo:rsid="000dfb24" officeooo:paragraph-rsid="000dfb24"/>
    </style:style>
    <style:style style:name="P2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0dfb24" style:font-weight-asian="bold" style:font-weight-complex="bold"/>
    </style:style>
    <style:style style:name="P3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1f37c8" style:font-weight-asian="bold" style:font-weight-complex="bold"/>
    </style:style>
    <style:style style:name="P4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16d954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233e45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0dfb2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1fa90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normal" officeooo:rsid="00132737" officeooo:paragraph-rsid="001baa3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bold" officeooo:rsid="000dfb24" officeooo:paragraph-rsid="000dfb2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>
      <style:text-properties fo:font-variant="normal" fo:text-transform="none" fo:color="#292929" loext:opacity="100%" style:font-name="source-serif-pro" fo:font-size="12pt" fo:letter-spacing="normal" fo:font-style="normal" fo:font-weight="normal" officeooo:rsid="00210181" officeooo:paragraph-rsid="00233e4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variant="normal" fo:text-transform="none" fo:color="#292929" loext:opacity="100%" style:font-name="source-serif-pro" fo:font-size="12pt" fo:letter-spacing="normal" fo:font-style="normal" fo:font-weight="normal" officeooo:rsid="00210181" officeooo:paragraph-rsid="00210181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variant="normal" fo:text-transform="none" fo:color="#292929" loext:opacity="100%" style:font-name="source-serif-pro" fo:font-size="12pt" fo:letter-spacing="normal" fo:font-style="normal" fo:font-weight="normal" officeooo:rsid="00233e45" officeooo:paragraph-rsid="00233e4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variant="normal" fo:text-transform="none" fo:color="#292929" loext:opacity="100%" style:font-name="source-serif-pro" fo:font-size="12pt" fo:letter-spacing="normal" fo:font-style="normal" fo:font-weight="normal" officeooo:rsid="00132737" officeooo:paragraph-rsid="001baa3c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fo:font-variant="normal" fo:text-transform="none" fo:color="#292929" loext:opacity="100%" style:font-name="source-serif-pro" fo:font-size="12pt" fo:letter-spacing="normal" fo:font-style="normal" fo:font-weight="normal" officeooo:rsid="00114267" officeooo:paragraph-rsid="00158977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fo:font-variant="normal" fo:text-transform="none" fo:color="#292929" loext:opacity="100%" style:font-name="source-serif-pro" fo:font-size="12pt" fo:letter-spacing="normal" fo:font-style="normal" fo:font-weight="normal" officeooo:rsid="0016d954" officeooo:paragraph-rsid="0016d95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variant="normal" fo:text-transform="none" fo:color="#292929" loext:opacity="100%" style:font-name="source-serif-pro" fo:font-size="12pt" fo:letter-spacing="normal" fo:font-style="normal" fo:font-weight="normal" officeooo:rsid="0016d954" officeooo:paragraph-rsid="0018248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variant="normal" fo:text-transform="none" fo:color="#292929" loext:opacity="100%" style:font-name="source-serif-pro" fo:font-size="12pt" fo:letter-spacing="normal" fo:font-style="normal" fo:font-weight="normal" officeooo:rsid="0019b45b" officeooo:paragraph-rsid="0019b45b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0dfb24" style:font-size-asian="12pt" style:font-size-complex="12pt"/>
    </style:style>
    <style:style style:name="P20" style:family="paragraph" style:parent-style-name="Standard" style:list-style-name="L4">
      <style:text-properties fo:font-variant="normal" fo:text-transform="none" fo:color="#292929" loext:opacity="100%" style:font-name="source-serif-pro" fo:font-size="12pt" fo:letter-spacing="normal" fo:font-style="normal" fo:font-weight="bold" officeooo:rsid="00132737" officeooo:paragraph-rsid="001baa3c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break-before="page"/>
      <style:text-properties fo:font-variant="normal" fo:text-transform="none" fo:color="#292929" loext:opacity="100%" style:font-name="source-serif-pro" fo:font-size="15pt" fo:letter-spacing="normal" fo:font-style="normal" fo:font-weight="normal" officeooo:rsid="000dfb24" officeooo:paragraph-rsid="000dfb24"/>
    </style:style>
    <style:style style:name="P22" style:family="paragraph" style:parent-style-name="Standard">
      <style:text-properties fo:font-variant="normal" fo:text-transform="none" fo:color="#292929" loext:opacity="100%" style:font-name="source-serif-pro" fo:font-size="11pt" fo:letter-spacing="normal" fo:font-style="normal" fo:font-weight="normal" officeooo:rsid="000e774e" officeooo:paragraph-rsid="000e774e" style:font-size-asian="11pt" style:font-weight-asian="normal" style:font-size-complex="11pt" style:font-weight-complex="normal"/>
    </style:style>
    <style:style style:name="P23" style:family="paragraph" style:parent-style-name="Standard" style:list-style-name="L4">
      <style:text-properties fo:font-variant="normal" fo:text-transform="none" fo:color="#344854" loext:opacity="100%" style:font-name="Optimistic Text" fo:font-size="12pt" fo:letter-spacing="normal" fo:font-style="normal" fo:font-weight="normal" officeooo:rsid="000dfb24" officeooo:paragraph-rsid="001baa3c" style:font-weight-asian="normal" style:font-weight-complex="normal"/>
    </style:style>
    <style:style style:name="P24" style:family="paragraph" style:parent-style-name="Standard" style:list-style-name="L4">
      <style:text-properties fo:font-variant="normal" fo:text-transform="none" fo:color="#344854" loext:opacity="100%" style:font-name="Optimistic Text" fo:font-size="12pt" fo:letter-spacing="normal" fo:font-style="normal" fo:font-weight="normal" officeooo:rsid="00264cce" officeooo:paragraph-rsid="00264cce" style:font-weight-asian="normal" style:font-weight-complex="normal"/>
    </style:style>
    <style:style style:name="P25" style:family="paragraph" style:parent-style-name="Standard" style:list-style-name="L3"/>
    <style:style style:name="P26" style:family="paragraph" style:parent-style-name="Standard" style:list-style-name="L3">
      <style:text-properties officeooo:paragraph-rsid="000cbc67"/>
    </style:style>
    <style:style style:name="P27" style:family="paragraph" style:parent-style-name="Standard" style:list-style-name="L3">
      <style:text-properties officeooo:paragraph-rsid="000dfb24"/>
    </style:style>
    <style:style style:name="P28" style:family="paragraph" style:parent-style-name="Standard" style:list-style-name="L3">
      <style:text-properties officeooo:rsid="000dfb24" officeooo:paragraph-rsid="000dfb24"/>
    </style:style>
    <style:style style:name="P29" style:family="paragraph" style:parent-style-name="Standard" style:list-style-name="L5">
      <style:text-properties officeooo:paragraph-rsid="00158977"/>
    </style:style>
    <style:style style:name="P30" style:family="paragraph" style:parent-style-name="Standard" style:list-style-name="L5">
      <style:text-properties officeooo:rsid="00158977" officeooo:paragraph-rsid="001589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b24"/>
    </style:style>
    <style:style style:name="T3" style:family="text">
      <style:text-properties officeooo:rsid="000e774e"/>
    </style:style>
    <style:style style:name="T4" style:family="text">
      <style:text-properties officeooo:rsid="00156f19"/>
    </style:style>
    <style:style style:name="T5" style:family="text">
      <style:text-properties fo:font-variant="normal" fo:text-transform="none" fo:color="#292929" loext:opacity="100%" style:font-name="source-serif-pro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0dfb2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114267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182489" style:font-size-asian="12pt" style:font-weight-asian="normal" style:font-size-complex="12pt" style:font-weight-complex="normal"/>
    </style:style>
    <style:style style:name="T9" style:family="text">
      <style:text-properties officeooo:rsid="0016d954"/>
    </style:style>
    <style:style style:name="T10" style:family="text">
      <style:text-properties officeooo:rsid="001f37c8"/>
    </style:style>
    <style:style style:name="T11" style:family="text">
      <style:text-properties officeooo:rsid="001fa909"/>
    </style:style>
    <style:style style:name="T12" style:family="text">
      <style:text-properties officeooo:rsid="0021e8bc"/>
    </style:style>
    <style:style style:name="T13" style:family="text">
      <style:text-properties officeooo:rsid="00233e45"/>
    </style:style>
    <style:style style:name="T14" style:family="text">
      <style:text-properties officeooo:rsid="0025eb11"/>
    </style:style>
    <style:style style:name="T15" style:family="text">
      <style:text-properties officeooo:rsid="00264c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Goal</text:span>:</text:p>
      <text:list xml:id="list915331911" text:style-name="L1">
        <text:list-item>
          <text:p text:style-name="P11">Given an open world environment (e.g. Minecraft, Computer <text:span text:style-name="T12">interface, internet</text:span> or real world robotic body) an agent should be able to pre-train without human supervision using only observation-action sequences.</text:p>
        </text:list-item>
        <text:list-item>
          <text:p text:style-name="P11">After pre-training this model can be fine-tuned for downstream tasks.</text:p>
          <text:p text:style-name="P11"/>
        </text:list-item>
      </text:list>
      <text:p text:style-name="P5"><text:span text:style-name="T13">Assumptions</text:span>:</text:p>
      <text:list xml:id="list4211577185" text:style-name="L2">
        <text:list-item>
          <text:p text:style-name="P13">Such an objective exists and is simple in nature.</text:p>
        </text:list-item>
      </text:list>
      <text:p text:style-name="P3"/>
      <text:p text:style-name="P3"><text:span text:style-name="T10">Lit review</text:span>:</text:p>
      <text:p text:style-name="P10">Surgey Levine</text:p>
      <text:p text:style-name="Standard"/>
      <text:p text:style-name="Standard"><text:a xlink:type="simple" xlink:href="https://medium.com/@sergey.levine/understanding-the-world-through-action-rl-as-a-foundation-for-scalable-self-supervised-learning-636e4e243001" text:style-name="Internet_20_link" text:visited-style-name="Visited_20_Internet_20_Link">Article</text:a>:</text:p>
      <text:list xml:id="list256811082" text:style-name="L3">
        <text:list-item>
          <text:p text:style-name="P25">Require large models.</text:p>
        </text:list-item>
        <text:list-item>
          <text:p text:style-name="P26">Supervised learning does not scale well.</text:p>
        </text:list-item>
        <text:list-item>
          <text:p text:style-name="P27">Active R<text:span text:style-name="T2">L takes a lot of interactions which is slow.</text:span></text:p>
        </text:list-item>
        <text:list-item>
          <text:p text:style-name="P27"><text:span text:style-name="T2">Reinforcement learning requires manually-defined reward functions, and it requires an active learning para</text:span>digm that is difficult to reconcile with the need to train on large and <text:span text:style-name="T2">diverse datasets.</text:span></text:p>
        </text:list-item>
        <text:list-item>
          <text:p text:style-name="P28">Requires offline training with unsupervised learning.</text:p>
        </text:list-item>
        <text:list-item>
          <text:p text:style-name="P19">An unsupervised or self-supervised reinforcement learning method should fulfill two criteria: it should learn behaviors that control the world in meaningful ways, and it should provide some mechanism to learn to control it in as many ways as possible.</text:p>
        </text:list-item>
        <text:list-item>
          <text:p text:style-name="P19">I discussed how self-supervised reinforcement learning combined with offline RL could enable scalable representation learning.</text:p>
        </text:list-item>
      </text:list>
      <text:p text:style-name="P1"/>
      <text:p text:style-name="P9">Yann LeCun</text:p>
      <text:p text:style-name="P22"><text:a xlink:type="simple" xlink:href="https://ai.facebook.com/blog/self-supervised-learning-the-dark-matter-of-intelligence/" text:style-name="Internet_20_link" text:visited-style-name="Visited_20_Internet_20_Link">Article</text:a> <text:a xlink:type="simple" xlink:href="https://www.youtube.com/watch?v=JNiY0RXxFZY" text:style-name="Internet_20_link" text:visited-style-name="Visited_20_Internet_20_Link"><text:span text:style-name="T4">Video</text:span></text:a><text:span text:style-name="T4"> </text:span><text:a xlink:type="simple" xlink:href="https://www.youtube.com/watch?v=6bJIkfi8H-E" text:style-name="Internet_20_link" text:visited-style-name="Visited_20_Internet_20_Link"><text:span text:style-name="T14">I-JEPA: Explanation video</text:span></text:a><text:span text:style-name="T14"> </text:span><text:a xlink:type="simple" xlink:href="https://www.youtube.com/watch?v=DokLw1tILlw&amp;t=1096s" text:style-name="Internet_20_link" text:visited-style-name="Visited_20_Internet_20_Link"><text:span text:style-name="T15">Another video</text:span></text:a></text:p>
      <text:p text:style-name="P22"/>
      <text:list xml:id="list4024310682" text:style-name="L4">
        <text:list-item>
          <text:p text:style-name="P23">Self-supervised learning<text:span text:style-name="T1"> </text:span><text:span text:style-name="T3">provides agents with more data.</text:span></text:p>
        </text:list-item>
        <text:list-item>
          <text:p text:style-name="P24">Instead of predicting next encodings use an energy function.</text:p>
          <text:p text:style-name="P20"/>
          <text:p text:style-name="P14"/>
        </text:list-item>
      </text:list>
      <text:p text:style-name="P8"><text:span text:style-name="T1">Jurgen Schmidhuber:</text:span><text:line-break/><text:a xlink:type="simple" xlink:href="https://arxiv.org/pdf/0812.4360.pdf" text:style-name="Internet_20_link" text:visited-style-name="Visited_20_Internet_20_Link">Article</text:a></text:p>
      <text:p text:style-name="P8">I argue that data becomes temporarily interesting by itself to some self-improving, but computationally limited, subjective observer once he learns to predict or compress the data in a better way, thus making it subjectively simpler and more beautiful.</text:p>
      <text:p text:style-name="P2"/>
      <text:p text:style-name="P2">Comments:</text:p>
      <text:list xml:id="list4252597689" text:style-name="L5">
        <text:list-item>
          <text:p text:style-name="P29"><text:span text:style-name="T6">We want a system that can learn </text:span><text:span text:style-name="T7">in an environment in a self-supervised manner directly from observations. </text:span></text:p>
        </text:list-item>
        <text:list-item>
          <text:p text:style-name="P15">We want it to learn useful priors to make it easy to adapt the system to downstream tasks that we care about.</text:p>
        </text:list-item>
        <text:list-item>
          <text:p text:style-name="P30"><text:span text:style-name="T7">Continuous</text:span><text:span text:style-name="T5"> environment O_0 … O_inf.</text:span></text:p>
        </text:list-item>
        <text:list-item>
          <text:p text:style-name="P30"><text:span text:style-name="T5">E.g. reach end of MountainCar, good Atari score, kill Ender Dragon in Minecraft. </text:span><text:span text:style-name="T8">Robot learns in the real world.</text:span></text:p>
        </text:list-item>
        <text:list-item>
          <text:p text:style-name="P16"/>
        </text:list-item>
        <text:list-item>
          <text:p text:style-name="P16"><text:soft-page-break/></text:p>
        </text:list-item>
      </text:list>
      <text:p text:style-name="P6"/>
      <text:p text:style-name="P6"/>
      <text:p text:style-name="P4"><text:span text:style-name="T9">Ideas</text:span>:</text:p>
      <text:list xml:id="list75224173628940" text:continue-list="list915331911" text:style-name="L1">
        <text:list-item>
          <text:p text:style-name="P17">Agent needs to learn to ignore pure noise.</text:p>
        </text:list-item>
        <text:list-item>
          <text:p text:style-name="P17">Predictions should be made in the latent space and not in the observation space.</text:p>
        </text:list-item>
        <text:list-item>
          <text:p text:style-name="P18">Agent needs to explore observation sequences it does not currently understand.</text:p>
        </text:list-item>
      </text:list>
      <text:p text:style-name="P7"/>
      <text:list xml:id="list75224820592238" text:continue-numbering="true" text:style-name="L1">
        <text:list-item>
          <text:p text:style-name="P12"><text:s/></text:p>
        </text:list-item>
      </text:list>
      <text:list xml:id="list75225758928776" text:continue-list="list256811082" text:style-name="L3"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ic Text" svg:font-family="'Optimistic Text', Helvetica, 'Helvetica Neue'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33:49.020340160</meta:creation-date>
    <meta:generator>LibreOffice/7.3.7.2$Linux_X86_64 LibreOffice_project/30$Build-2</meta:generator>
    <dc:date>2023-06-24T07:52:23.777181058</dc:date>
    <meta:editing-duration>PT1H55M27S</meta:editing-duration>
    <meta:editing-cycles>20</meta:editing-cycles>
    <meta:document-statistic meta:table-count="0" meta:image-count="0" meta:object-count="0" meta:page-count="4" meta:paragraph-count="37" meta:word-count="352" meta:character-count="2176" meta:non-whitespace-character-count="1878"/>
  </office:meta>
</office:document-meta>
</file>